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25-01-02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24-01-25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23-01-1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21-12-30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20-12-28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20-01-08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19-01-10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18-01-03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17-01-04 18:2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16-01-12 14:5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15-01-05 19:14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14-01-23 21:18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13-01-08 21:35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11-01-04 17:0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09-12-29 19:56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09-01-06 21:2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08-01-11 15:3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07-01-09 22:23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649097443602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